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Frequently used</text:p>
          </table:table-cell>
          <table:table-cell table:style-name="ce6"/>
          <table:table-cell table:style-name="ce11" office:value-type="string" calcext:value-type="string">
            <text:p>Website</text:p>
          </table:table-cell>
          <table:table-cell table:style-name="ce6"/>
          <table:table-cell table:style-name="ce17" office:value-type="string" calcext:value-type="string">
            <text:p>Jekyll</text:p>
          </table:table-cell>
          <table:table-cell table:style-name="ce6"/>
          <table:table-cell table:style-name="ce21" office:value-type="string" calcext:value-type="string">
            <text:p>Helpers</text:p>
          </table:table-cell>
          <table:table-cell table:style-name="ce6"/>
          <table:table-cell table:style-name="ce26" office:value-type="string" calcext:value-type="string">
            <text:p>Tools &amp; Tricks</text:p>
          </table:table-cell>
          <table:table-cell table:style-name="ce6"/>
          <table:table-cell table:style-name="ce31" office:value-type="string" calcext:value-type="string">
            <text:p>Food</text:p>
          </table:table-cell>
          <table:table-cell table:style-name="ce6"/>
          <table:table-cell table:style-name="ce38" office:value-type="string" calcext:value-type="string">
            <text:p>E-Books</text:p>
          </table:table-cell>
          <table:table-cell table:style-name="ce6"/>
          <table:table-cell table:style-name="ce47" office:value-type="string" calcext:value-type="string">
            <text:p>Miscellaneou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42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45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54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51" office:value-type="string" calcext:value-type="string">
            <text:p><text:a xlink:href="https://mijn.voedingscentrum.nl/nl/login/?returnto=%2Fnl%2Fdashboard%2F" xlink:type="simple">Eetmeter</text:a></text:p>
          </table:table-cell>
          <table:table-cell table:style-name="ce36"/>
          <table:table-cell table:style-name="ce57" office:value-type="string" calcext:value-type="string">
            <text:p><text:a xlink:href="https://www.pdfdrive.com/" xlink:type="simple">PDFDrive</text:a></text:p>
          </table:table-cell>
          <table:table-cell table:style-name="ce36"/>
          <table:table-cell table:style-name="ce48" office:value-type="string" calcext:value-type="string">
            <text:p><text:a xlink:href="https://twitter.com/home" xlink:type="simple">Twitter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42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45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54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51" office:value-type="string" calcext:value-type="string">
            <text:p><text:a xlink:href="https://www.voedingscentrum.nl/nl/thema/kopen-koken-bewaren/eten-bewaren.aspx" xlink:type="simple">Eten Bewaren</text:a></text:p>
          </table:table-cell>
          <table:table-cell table:style-name="ce36"/>
          <table:table-cell table:style-name="ce57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-Book Store</text:a></text:p>
          </table:table-cell>
          <table:table-cell table:style-name="ce36"/>
          <table:table-cell table:style-name="ce48" office:value-type="string" calcext:value-type="string">
            <text:p><text:a xlink:href="https://www.facebook.com/kees.deprutser/" xlink:type="simple">Facebook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39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4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45" office:value-type="string" calcext:value-type="string">
            <text:p><text:a xlink:href="https://guides.github.com/features/mastering-markdown/#syntax" xlink:type="simple">Markdown Cheat Sheet</text:a></text:p>
          </table:table-cell>
          <table:table-cell table:style-name="ce36"/>
          <table:table-cell table:style-name="ce54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51" office:value-type="string" calcext:value-type="string">
            <text:p><text:a xlink:href="http://www.calorielijst.nl/" xlink:type="simple">Calorielijst</text:a></text:p>
          </table:table-cell>
          <table:table-cell table:style-name="ce36"/>
          <table:table-cell table:style-name="ce57" office:value-type="string" calcext:value-type="string">
            <text:p><text:a xlink:href="https://www.gutenberg.org/" xlink:type="simple">Gutenberg</text:a></text:p>
          </table:table-cell>
          <table:table-cell table:style-name="ce36"/>
          <table:table-cell table:style-name="ce48" office:value-type="string" calcext:value-type="string">
            <text:p><text:a xlink:href="http://nl.thetimenow.com/netherlands/beverwijk" xlink:type="simple">The Time Now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one.com/" xlink:type="simple">One.com</text:a></text:p>
          </table:table-cell>
          <table:table-cell table:style-name="ce36"/>
          <table:table-cell table:style-name="ce4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45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54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51" office:value-type="string" calcext:value-type="string">
            <text:p><text:a xlink:href="http://www.koolhydratentabel.nl/" xlink:type="simple">Koolhydratentabel</text:a></text:p>
          </table:table-cell>
          <table:table-cell table:style-name="ce36"/>
          <table:table-cell table:style-name="ce57" office:value-type="string" calcext:value-type="string">
            <text:p><text:a xlink:href="https://www.bookrix.com/books.html" xlink:type="simple">BookRix - Free E-Books</text:a></text:p>
          </table:table-cell>
          <table:table-cell table:style-name="ce36"/>
          <table:table-cell table:style-name="ce48" office:value-type="string" calcext:value-type="string">
            <text:p><text:a xlink:href="https://www.datum.nl/" xlink:type="simple">Datum.n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45" office:value-type="string" calcext:value-type="string">
            <text:p><text:a xlink:href="https://michaelcurrin.github.io/dev-cheatsheets/" xlink:type="simple">Dev Cheat Sheets</text:a></text:p>
          </table:table-cell>
          <table:table-cell table:style-name="ce36"/>
          <table:table-cell table:style-name="ce54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51" office:value-type="string" calcext:value-type="string">
            <text:p><text:a xlink:href="https://www.caloriecalculator.nl/afvallen-caloriebehoefte/" xlink:type="simple">Calorie Calculator</text:a></text:p>
          </table:table-cell>
          <table:table-cell table:style-name="ce36"/>
          <table:table-cell table:style-name="ce57" office:value-type="string" calcext:value-type="string">
            <text:p><text:a xlink:href="https://nl1lib.org/" xlink:type="simple">Zlibrary</text:a></text:p>
          </table:table-cell>
          <table:table-cell table:style-name="ce36"/>
          <table:table-cell table:style-name="ce48" office:value-type="string" calcext:value-type="string">
            <text:p><text:a xlink:href="https://identify.plantnet.org/nl" xlink:type="simple">Plantne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39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42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45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voedingscentrum.nl/nl/gezond-eten-met-de-schijf-van-vijf/wat-staat-er-in-de-vakken-van-de-schijf-van-vijf.aspx" xlink:type="simple">Schijf van Vijf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allestoringen.nl/" xlink:type="simple">Alle Storingen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42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45" office:value-type="string" calcext:value-type="string">
            <text:p><text:a xlink:href="https://www.codegrepper.com/search.php" xlink:type="simple">CodeGrepper</text:a></text:p>
          </table:table-cell>
          <table:table-cell table:style-name="ce36"/>
          <table:table-cell table:style-name="ce54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51" office:value-type="string" calcext:value-type="string">
            <text:p><text:a xlink:href="https://www.thequestionmark.org/product-checker" xlink:type="simple">Product Checker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42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45" office:value-type="string" calcext:value-type="string">
            <text:p><text:a xlink:href="https://string-functions.com/" xlink:type="simple">String Functions</text:a></text:p>
          </table:table-cell>
          <table:table-cell table:style-name="ce36"/>
          <table:table-cell table:style-name="ce54" office:value-type="string" calcext:value-type="string">
            <text:p><text:a xlink:href="https://convertonlinefree.com/" xlink:type="simple">PDF Converto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42" office:value-type="string" calcext:value-type="string">
            <text:p><text:a xlink:href="http://jekyllthemes.org/" xlink:type="simple">Jekyll Themes</text:a></text:p>
          </table:table-cell>
          <table:table-cell table:style-name="ce36"/>
          <table:table-cell table:style-name="ce45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54" office:value-type="string" calcext:value-type="string">
            <text:p><text:a xlink:href="https://context.reverso.net/vertaling/nederlands-engels/" xlink:type="simple">Reverso</text:a></text:p>
          </table:table-cell>
          <table:table-cell table:style-name="ce36"/>
          <table:table-cell table:style-name="ce51" office:value-type="string" calcext:value-type="string">
            <text:p><text:a xlink:href="https://uitpaulineskeuken.nl/" xlink:type="simple">Uit Paulines Keuk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://gezondlevenvanjacoline.blogspot.com/" xlink:type="simple">Jocoline - Gezond Lev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jwebnet.net/advancedgooglesearch.html" xlink:type="simple">Google Advanced Search</text:a></text:p>
          </table:table-cell>
          <table:table-cell table:style-name="ce36"/>
          <table:table-cell table:style-name="ce54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51" office:value-type="string" calcext:value-type="string">
            <text:p><text:a xlink:href="https://www.koolhydraatarmrecept.nl/" xlink:type="simple">Koolhydraatarm Recept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54" office:value-type="string" calcext:value-type="string">
            <text:p><text:a xlink:href="https://www.winmaildat.com/" xlink:type="simple">Open Winmail.dat Attachm.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21" office:value-type="string" calcext:value-type="string">
            <text:p>Access Hardware</text:p>
          </table:table-cell>
          <table:table-cell table:style-name="ce36"/>
          <table:table-cell table:style-name="ce54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Linken.html" xlink:type="simple">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-00-0000</text:date>, <text:time style:data-style-name="N2" text:time-value="17:08:24.228843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7T17:09:38.480255862</dc:date>
    <meta:editing-duration>PT5H25M37S</meta:editing-duration>
    <meta:editing-cycles>107</meta:editing-cycles>
    <meta:generator>LibreOffice/6.4.7.2$Linux_X86_64 LibreOffice_project/40$Build-2</meta:generator>
    <dc:title>K-Linken</dc:title>
    <meta:document-statistic meta:table-count="1" meta:cell-count="81" meta:object-count="0"/>
  </office:meta>
</office:document-meta>
</file>